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font-weight="bold" style:font-weight-asian="bold"/>
    </style:style>
    <style:style style:name="P3" style:parent-style-name="ListParagraph" style:list-style-name="LFO2" style:family="paragraph">
      <style:paragraph-properties fo:text-align="center"/>
    </style:style>
    <style:style style:name="P4" style:parent-style-name="ListParagraph" style:list-style-name="LFO2" style:family="paragraph">
      <style:paragraph-properties fo:text-align="center"/>
    </style:style>
    <style:style style:name="P5" style:parent-style-name="ListParagraph" style:list-style-name="LFO1" style:family="paragraph">
      <style:text-properties fo:font-weight="bold" style:font-weight-asian="bold"/>
    </style:style>
    <style:style style:name="P6" style:parent-style-name="ListParagraph" style:list-style-name="LFO1" style:family="paragraph">
      <style:text-properties fo:font-weight="bold" style:font-weight-asian="bold"/>
    </style:style>
    <style:style style:name="P7" style:parent-style-name="ListParagraph" style:list-style-name="LFO1" style:family="paragraph">
      <style:text-properties fo:font-weight="bold" style:font-weight-asian="bold"/>
    </style:style>
    <style:style style:name="P8" style:parent-style-name="ListParagraph" style:list-style-name="LFO1" style:family="paragraph">
      <style:text-properties fo:font-weight="bold" style:font-weight-asian="bold"/>
    </style:style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T12" style:parent-style-name="DefaultParagraphFont" style:family="text">
      <style:text-properties style:text-position="super 63.6%"/>
    </style:style>
    <style:style style:name="T13" style:parent-style-name="kw1" style:family="text">
      <style:text-properties style:font-name="Courier" fo:color="#0000DD" fo:font-size="9.5pt" style:font-size-asian="9.5pt" style:font-size-complex="9.5pt" fo:background-color="#FFFFFF"/>
    </style:style>
    <style:style style:name="T14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15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T16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17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18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19" style:parent-style-name="kw1039" style:family="text">
      <style:text-properties style:font-name="Courier" fo:color="#003080" fo:font-size="9.5pt" style:font-size-asian="9.5pt" style:font-size-complex="9.5pt" fo:background-color="#FFFFFF"/>
    </style:style>
    <style:style style:name="T20" style:parent-style-name="me2" style:family="text">
      <style:text-properties style:font-name="Courier" fo:color="#003080" fo:font-size="9.5pt" style:font-size-asian="9.5pt" style:font-size-complex="9.5pt" fo:background-color="#FFFFFF"/>
    </style:style>
    <style:style style:name="T21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22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T23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24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P25" style:parent-style-name="Normal" style:family="paragraph">
      <style:paragraph-properties fo:margin-left="0.25in">
        <style:tab-stops/>
      </style:paragraph-properties>
    </style:style>
    <style:style style:name="P26" style:parent-style-name="ListParagraph" style:list-style-name="LFO4" style:family="paragraph"/>
    <style:style style:name="P27" style:parent-style-name="ListParagraph" style:list-style-name="LFO4" style:family="paragraph"/>
  </office:automatic-styles>
  <office:body>
    <office:text text:use-soft-page-breaks="true">
      <text:p text:style-name="P1">C++ trainings.</text:p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">STL containers:</text:p>
        </text:list-item>
      </text:list>
      <text:list text:style-name="LFO2" text:continue-numbering="true">
        <text:list-item>
          <text:p text:style-name="P3">Associative Containers: std::map \ multimap, std::multimap, std::unordered_map \ unordered_set, std::set \ multiset, std::array</text:p>
        </text:list-item>
        <text:list-item>
          <text:p text:style-name="P4">Container Adaptors:<text:s/>std::stack, std::queue, std::priority_queue</text:p>
        </text:list-item>
      </text:list>
      <text:p text:style-name="Normal"/>
      <text:list text:style-name="LFO1" text:continue-numbering="true">
        <text:list-item>
          <text:p text:style-name="P5">Copy elision (RVO)</text:p>
        </text:list-item>
        <text:list-item>
          <text:p text:style-name="P6">RAII concept</text:p>
        </text:list-item>
      </text:list>
      <text:p text:style-name="Normal"/>
      <text:list text:style-name="LFO1" text:continue-numbering="true">
        <text:list-item>
          <text:p text:style-name="P7">Move semantics<text:s/>– rvalue, xvalue, prvalue etc.</text:p>
        </text:list-item>
        <text:list-item>
          <text:p text:style-name="P8">Iterators</text:p>
        </text:list-item>
      </text:list>
      <text:p text:style-name="Normal"/>
      <text:p text:style-name="Normal"/>
      <text:p text:style-name="Normal"/>
      <text:p text:style-name="Normal">Std::map:</text:p>
      <text:list text:style-name="LFO3" text:continue-numbering="true">
        <text:list-item>
          <text:p text:style-name="P9">Explanation how it is implemented (red-black tree mostoften)<text:s/>. Red-black tree will be<text:s/>presented<text:s/><text:s/>on website that<text:s/>visualizes data structures.</text:p>
        </text:list-item>
        <text:list-item>
          <text:p text:style-name="P10">Emphasis that it sorts all elements (which can kill performance if<text:s/>sorting is unneeded).<text:s text:c="2"/></text:p>
        </text:list-item>
        <text:list-item>
          <text:p text:style-name="P11">Information that as a 3<text:span text:style-name="T12">rd</text:span><text:s/>template argument it takes<text:s/><text:span text:style-name="T13">class</text:span><text:span text:style-name="T14"> </text:span><text:span text:style-name="T15">Compare</text:span><text:span text:style-name="T16"> </text:span><text:span text:style-name="T17">=</text:span><text:span text:style-name="T18"> </text:span><text:a xlink:href="http://en.cppreference.com/w/cpp/utility/functional/less" office:target-frame-name="_top" xlink:show="replace"><text:span text:style-name="T19">std::</text:span><text:span text:style-name="T20">less</text:span></text:a><text:span text:style-name="T21">&lt;</text:span><text:span text:style-name="T22">Key</text:span><text:span text:style-name="T23">&gt;</text:span><text:span text:style-name="T24">, which can be changed to whatever we like.</text:span></text:p>
        </text:list-item>
      </text:list>
      <text:p text:style-name="P25"/>
      <text:p text:style-name="Normal"><text:s/>Std::multimap:</text:p>
      <text:list text:style-name="LFO4" text:continue-numbering="true">
        <text:list-item>
          <text:p text:style-name="P26">Only difference<text:s/>between std::map<text:s/>is that it allows for multiple values for the same key.</text:p>
        </text:list-item>
        <text:list-item>
          <text:p text:style-name="P27">It doesn’t have element access functions: .at()<text:s/>or<text:s/>operator[]. So if you want to insert a key, you must call either insert() or emplace() function.<text:s/>In std::map you could do just: std::map&lt;int, double&gt;, x; x[1] = 1.5;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kw1" style:display-name="kw1" style:family="text" style:parent-style-name="DefaultParagraphFont"/>
    <style:style style:name="apple-converted-space" style:display-name="apple-converted-space" style:family="text" style:parent-style-name="DefaultParagraphFont"/>
    <style:style style:name="sy1" style:display-name="sy1" style:family="text" style:parent-style-name="DefaultParagraphFont"/>
    <style:style style:name="kw1039" style:display-name="kw1039" style:family="text" style:parent-style-name="DefaultParagraphFont"/>
    <style:style style:name="me2" style:display-name="me2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03T10:36:00Z</meta:creation-date>
    <dc:date>2017-03-06T10:05:00Z</dc:date>
    <meta:template xlink:href="Normal" xlink:type="simple"/>
    <meta:editing-cycles>14</meta:editing-cycles>
    <meta:editing-duration>PT0S</meta:editing-duration>
    <meta:document-statistic meta:page-count="1" meta:paragraph-count="2" meta:word-count="162" meta:character-count="1087" meta:row-count="7" meta:non-whitespace-character-count="927"/>
  </office:meta>
</office:document-meta>
</file>